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manata" svg:font-family="Samanat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fo:font-size="18pt" style:text-underline-style="solid" style:text-underline-width="auto" style:text-underline-color="font-color" fo:font-weight="bold" officeooo:rsid="002a115f" officeooo:paragraph-rsid="002a115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13306" officeooo:paragraph-rsid="0011330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style:text-underline-style="solid" style:text-underline-width="auto" style:text-underline-color="font-color" fo:font-weight="bold" officeooo:rsid="00113306" officeooo:paragraph-rsid="001133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5pt" fo:font-weight="bold" officeooo:rsid="00113306" officeooo:paragraph-rsid="00113306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5pt" fo:font-weight="bold" officeooo:rsid="001d65d9" officeooo:paragraph-rsid="001d65d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5pt" fo:font-weight="normal" officeooo:rsid="00113306" officeooo:paragraph-rsid="00113306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5pt" fo:font-weight="normal" officeooo:rsid="00113306" officeooo:paragraph-rsid="001d65d9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5pt" fo:font-weight="normal" officeooo:rsid="00113306" officeooo:paragraph-rsid="003914ad" style:font-size-asian="15pt" style:font-weight-asian="normal" style:font-size-complex="15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37d6"/>
    </style:style>
    <style:style style:name="T3" style:family="text">
      <style:text-properties officeooo:rsid="001d65d9"/>
    </style:style>
    <style:style style:name="T4" style:family="text">
      <style:text-properties fo:font-weight="bold" officeooo:rsid="001d65d9" style:font-weight-asian="bold" style:font-weight-complex="bold"/>
    </style:style>
    <style:style style:name="T5" style:family="text">
      <style:text-properties officeooo:rsid="002337d6"/>
    </style:style>
    <style:style style:name="T6" style:family="text">
      <style:text-properties officeooo:rsid="00266d29"/>
    </style:style>
    <style:style style:name="T7" style:family="text">
      <style:text-properties officeooo:rsid="003663ab"/>
    </style:style>
    <style:style style:name="T8" style:family="text">
      <style:text-properties officeooo:rsid="0038f0d4"/>
    </style:style>
    <style:style style:name="T9" style:family="text">
      <style:text-properties officeooo:rsid="003914ad"/>
    </style:style>
    <style:style style:name="T10" style:family="text">
      <style:text-properties fo:font-weight="normal" officeooo:rsid="003a46c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2</text:p>
      <text:p text:style-name="P3"/>
      <text:p text:style-name="P4">Q1. Which field of the <text:span text:style-name="T6">C</text:span>ustomers table is the primary key?</text:p>
      <text:p text:style-name="P6"><text:tab/></text:p>
      <text:p text:style-name="P7"><text:span text:style-name="T4">Ans: </text:span>‘<text:span text:style-name="T8">C</text:span><text:span text:style-name="T7">NUM’ is the primary key in Customers table.</text:span></text:p>
      <text:p text:style-name="P7"/>
      <text:p text:style-name="P4">Q2. What is the 4<text:span text:style-name="T1">th</text:span> column of Customers table?</text:p>
      <text:p text:style-name="P6"/>
      <text:p text:style-name="P7"><text:span text:style-name="T4">Ans: </text:span><text:span text:style-name="T5">The 4</text:span><text:span text:style-name="T2">th</text:span><text:span text:style-name="T5"> column of </text:span><text:span text:style-name="T9">c</text:span><text:span text:style-name="T5">ustomers table is </text:span><text:span text:style-name="T9">called </text:span><text:span text:style-name="T5">‘Rating’.</text:span></text:p>
      <text:p text:style-name="P7"/>
      <text:p text:style-name="P4">Q3. What is another word for row? For column?</text:p>
      <text:p text:style-name="P6"/>
      <text:p text:style-name="P8"><text:span text:style-name="T4">Ans: </text:span><text:span text:style-name="T3">The another word for row is ‘tuple’ or an ‘entity’, <text:s text:c="10"/></text:span></text:p>
      <text:p text:style-name="P8"><text:span text:style-name="T3"><text:s text:c="8"/>whereas the <text:s/>another name for column is ‘attribute’.</text:span></text:p>
      <text:p text:style-name="P2"/>
      <text:p text:style-name="P4">Q4. Why isn’t it possible to see the first five rows of a table?</text:p>
      <text:p text:style-name="P6"/>
      <text:p text:style-name="P5">Ans: <text:span text:style-name="T10">SQL tables are represented in <text:s/>unordered sets. i.e. When <text:s text:c="18"/>you select from the table ,the order of the rows in the output <text:s text:c="2"/>depends upon row address and rows are scattered all over DB <text:s text:c="2"/>Server HD so, there in no such thing as the first five row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manata" svg:font-family="Samanat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0:05:35.586580319</meta:creation-date>
    <dc:date>2023-09-12T00:15:03.106794239</dc:date>
    <meta:editing-duration>PT30M26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31" meta:character-count="732" meta:non-whitespace-character-count="567"/>
  </office:meta>
</office:document-meta>
</file>